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16381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81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table:number-columns-repeated="16383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table:number-columns-repeated="16383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table:number-columns-repeated="16383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table:number-columns-repeated="16383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(s) Connor Wheeler</meta:initial-creator>
    <dc:creator>(s) Connor Wheeler</dc:creator>
    <meta:creation-date>2018-01-02T22:15:01Z</meta:creation-date>
    <dc:date>2018-01-03T00:14:52Z</dc:date>
  </office:meta>
</office:document-meta>
</file>